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office:value-type="string" calcext:value-type="string">
            <text:p>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赛后</text:p>
          </table:table-cell>
          <table:table-cell table:style-name="ce5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00／00／00</text:date>, <text:time style:data-style-name="N2" text:time-value="20:44:18.49732731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2T20:44:54.755972421</dc:date>
    <meta:editing-duration>PT32S</meta:editing-duration>
    <meta:editing-cycles>4</meta:editing-cycles>
    <meta:generator>LibreOffice/4.2.8.2$Linux_X86_64 LibreOffice_project/420m0$Build-2</meta:generator>
    <meta:document-statistic meta:table-count="1" meta:cell-count="72" meta:object-count="0"/>
  </office:meta>
</office:document-meta>
</file>